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51e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3"/><text:span text:style-name="Strong_20_Emphasis">Dades del/de la sol·licitant:</text:span><text:line-break/><text:span text:style-name="T1">Fabian salas</text:span><text:line-break/></text:p>
      <text:p text:style-name="Horizontal_20_Line"/>
      <text:p text:style-name="Text_20_body"><text:span text:style-name="Strong_20_Emphasis">EXPÒS:</text:span></text:p>
      <text:p text:style-name="Text_20_body">Que he tingut coneixement, mitjançant l’anunci publicat el <text:span text:style-name="Strong_20_Emphasis">[data]</text:span>, que s’ofereix una <text:span text:style-name="Strong_20_Emphasis">plaça administrativa a [nom de l’empresa pública]</text:span>.</text:p>
      <text:p text:style-name="Text_20_body">Que compleixo tots els requisits establerts per participar en el procés de selecció i aporto la documentació necessària per a la valoració de la meva candidatura.</text:p>
      <text:p text:style-name="Horizontal_20_Line"/>
      <text:p text:style-name="Text_20_body"><text:span text:style-name="Strong_20_Emphasis">SOL·LICIT:</text:span></text:p>
      <text:p text:style-name="Text_20_body">Que sigui <text:span text:style-name="Strong_20_Emphasis">acceptada la meva sol·licitud</text:span> per a prendre part en el <text:span text:style-name="Strong_20_Emphasis">concurs-oposició</text:span> per a la plaça administrativa esmentada.</text:p>
      <text:p text:style-name="Text_20_body">[Localitat], [data]</text:p>
      <text:p text:style-name="Text_20_body">[rúbrica]<text:line-break/><text:span text:style-name="Strong_20_Emphasis"><text:span text:style-name="T1">Fabian salas </text:span>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0:34:59.858481218</meta:creation-date>
    <dc:date>2025-11-04T10:38:36.370838533</dc:date>
    <meta:editing-duration>PT3M37S</meta:editing-duration>
    <meta:editing-cycles>1</meta:editing-cycles>
    <meta:document-statistic meta:table-count="0" meta:image-count="0" meta:object-count="0" meta:page-count="1" meta:paragraph-count="8" meta:word-count="77" meta:character-count="573" meta:non-whitespace-character-count="449"/>
    <meta:generator>LibreOffice/25.2.6.2$Linux_X86_64 LibreOffice_project/40d1a0e1d5bdf1afaeae24d9ece32bbb00fa66a4</meta:generator>
  </office:meta>
</office:document-meta>
</file>